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0">
            <text:p>280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147">
            <text:p>14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356">
            <text:p>356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54">
            <text:p>15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94">
            <text:p>49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99">
            <text:p>299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742">
            <text:p>74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4">
            <text:p>3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55">
            <text:p>1,355</text:p>
          </table:table-cell>
          <table:table-cell table:style-name="ce23" office:value-type="float" office:value="305">
            <text:p>30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750">
            <text:p>3,750</text:p>
          </table:table-cell>
          <table:table-cell table:style-name="ce23" office:value-type="float" office:value="486">
            <text:p>48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4161">
            <text:p>4,161</text:p>
          </table:table-cell>
          <table:table-cell table:style-name="ce23" office:value-type="float" office:value="633">
            <text:p>6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